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siones de diseño</text:p>
      <text:p text:style-name="P2"/>
      <text:p text:style-name="P2">Se decide utilizar para el front-end el lenguaje de programación Java, principalmente porque estamos familiarizados con el debido a su reciente uso en cursos anteriores, además es un lenguaje que posee gran cantidad de document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k </meta:initial-creator>
    <meta:creation-date>2013-04-30T17:16:29</meta:creation-date>
    <dc:date>2013-04-30T17:23:46</dc:date>
    <dc:creator>Erick </dc:creator>
    <meta:editing-duration>P0D</meta:editing-duration>
    <meta:editing-cycles>1</meta:editing-cycles>
    <meta:document-statistic meta:table-count="0" meta:image-count="0" meta:object-count="0" meta:page-count="1" meta:paragraph-count="2" meta:word-count="38" meta:character-count="253" meta:non-whitespace-character-count="217"/>
    <meta:generator>LibreOffice/3.5$Linux_X86_64 LibreOffice_project/350m1$Build-2</meta:generator>
  </office:meta>
</office:document-meta>
</file>